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9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 style:data-style-name="N12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29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Octubre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4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518228.53" calcext:value-type="float">
            <text:p>$ 518.228,5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95000" calcext:value-type="float">
            <text:p>$ 95.0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445968.93" calcext:value-type="float">
            <text:p>$ 445.968,9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55150" calcext:value-type="float">
            <text:p>$ 155.150,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94231" calcext:value-type="float">
            <text:p>$ 94.23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418760" calcext:value-type="float">
            <text:p>$ 418.760,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14090" calcext:value-type="float">
            <text:p>$ 14.09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293340" calcext:value-type="float">
            <text:p>$ 293.340,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65000" calcext:value-type="float">
            <text:p>$ 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288040" calcext:value-type="float">
            <text:p>$ 288.040,00</text:p>
          </table:table-cell>
          <table:table-cell table:style-name="ce26" office:value-type="string" calcext:value-type="string">
            <text:p>San Pedro y Fides 2do SAC</text:p>
          </table:table-cell>
          <table:table-cell table:style-name="ce30" office:value-type="float" office:value="299000" calcext:value-type="float">
            <text:p>$ 299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62050" calcext:value-type="float">
            <text:p>$ 62.050,00</text:p>
          </table:table-cell>
          <table:table-cell table:style-name="ce26" office:value-type="string" calcext:value-type="string">
            <text:p>Jardines</text:p>
          </table:table-cell>
          <table:table-cell table:style-name="ce30" office:value-type="float" office:value="500000" calcext:value-type="float">
            <text:p>$ 5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58820" calcext:value-type="float">
            <text:p>$ 58.820,00</text:p>
          </table:table-cell>
          <table:table-cell table:style-name="ce26" office:value-type="string" calcext:value-type="string">
            <text:p>Limpieza terreno San Eduardo</text:p>
          </table:table-cell>
          <table:table-cell table:style-name="ce30" office:value-type="float" office:value="140000" calcext:value-type="float">
            <text:p>$ 1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371160" calcext:value-type="float">
            <text:p>$ 1.371.160,00</text:p>
          </table:table-cell>
          <table:table-cell table:style-name="ce26" office:value-type="string" calcext:value-type="string">
            <text:p>Libreria</text:p>
          </table:table-cell>
          <table:table-cell table:style-name="ce30" office:value-type="float" office:value="21342.84" calcext:value-type="float">
            <text:p>$ 21.342,8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65700" calcext:value-type="float">
            <text:p>$ 65.7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65000" calcext:value-type="float">
            <text:p>$ 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/>
          <table:table-cell table:style-name="ce34"/>
          <table:table-cell table:style-name="ce26" office:value-type="string" calcext:value-type="string">
            <text:p>Sueldo Irene</text:p>
          </table:table-cell>
          <table:table-cell table:style-name="ce30" office:value-type="float" office:value="196400" calcext:value-type="float">
            <text:p>$ 196.4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4" office:value-type="float" office:value="1300000" calcext:value-type="float">
            <text:p>$ 1.30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4" table:formula="of:=[.C16]*0.1" office:value-type="float" office:value="137116" calcext:value-type="float">
            <text:p>$ 137.11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Total Entradas</text:p>
          </table:table-cell>
          <table:table-cell table:style-name="ce37" table:formula="of:=[.C16]+[.C20]+[.C21]" office:value-type="float" office:value="2671160" calcext:value-type="float">
            <text:p>$ 2.671.160,00</text:p>
          </table:table-cell>
          <table:table-cell table:style-name="ce27" office:value-type="string" calcext:value-type="string">
            <text:p>Total Salidas</text:p>
          </table:table-cell>
          <table:table-cell table:style-name="ce37" table:formula="of:=SUM([.E8:.E21])" office:value-type="float" office:value="2642077.3" calcext:value-type="float">
            <text:p>$ 2.642.077,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8" table:number-columns-repeated="2"/>
          <table:table-cell table:style-name="ce40" office:value-type="string" calcext:value-type="string">
            <text:p>Superávit</text:p>
          </table:table-cell>
          <table:table-cell table:style-name="ce37" table:formula="of:=[.C23]-[.E23]" office:value-type="float" office:value="29082.7000000002" calcext:value-type="float">
            <text:p>$ 29.082,7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0"/>
          <table:table-cell table:style-name="ce37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/>
          <table:table-cell table:style-name="ce37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/>
          <table:table-cell table:style-name="ce37"/>
          <table:table-cell table:style-name="ce31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9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8" table:number-columns-repeated="2"/>
          <table:table-cell table:style-name="ce27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9"/>
          <table:table-cell table:style-name="ce38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3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5" table:number-rows-repeated="2">
          <table:table-cell/>
          <table:table-cell table:style-name="ce31"/>
          <table:table-cell table:style-name="ce28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/>
          <table:table-cell table:style-name="ce39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31" table:number-columns-repeated="2"/>
          <table:table-cell table:style-name="ce44"/>
          <table:table-cell table:style-name="ce45"/>
          <table:table-cell table:style-name="ce31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37">
      <number:day/>
      <number:text>-</number:text>
      <number:month number:textual="true"/>
      <number:text>-</number:text>
      <number:year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time-style style:name="N130">
      <number:hours/>
      <number:text>:</number:text>
      <number:minutes number:style="long"/>
      <number:text> </number:text>
      <number:am-pm/>
    </number:time-style>
    <number:number-style style:name="N129P0" style:volatile="true">
      <number:text>$ 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number:time-style style:name="N120">
      <number:hours/>
      <number:text>:</number:text>
      <number:minutes number:style="long"/>
    </number:time-style>
    <number:date-style style:name="N119">
      <number:day/>
      <number:text>-</number:text>
      <number:month number:textual="true"/>
    </number:dat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18">
      <number:hours/>
      <number:text>:</number:text>
      <number:minutes number:style="long"/>
      <number:text>:</number:text>
      <number:seconds number:style="long"/>
    </number:time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42">
      <number:month number:textual="true"/>
      <number:text>-</number:text>
      <number:year/>
    </number:date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0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11-03T14:43:04.862592014</dc:date>
    <meta:editing-cycles>78</meta:editing-cycles>
    <meta:editing-duration>PT6H6M18S</meta:editing-duration>
    <meta:generator>LibreOffice/7.3.7.2$Linux_X86_64 LibreOffice_project/30$Build-2</meta:generator>
    <meta:print-date>2024-11-03T14:43:01.294345339</meta:print-date>
    <meta:document-statistic meta:table-count="1" meta:cell-count="58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